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tyle="italic" officeooo:paragraph-rsid="0011b50f" style:font-style-asian="italic" style:font-style-complex="italic"/>
    </style:style>
    <style:style style:name="P2" style:family="paragraph" style:parent-style-name="Preformatted_20_Text">
      <style:text-properties style:font-name="Courier new" fo:font-style="italic" officeooo:paragraph-rsid="002c1894" style:font-style-asian="italic" style:font-style-complex="italic"/>
    </style:style>
    <style:style style:name="P3" style:family="paragraph" style:parent-style-name="Preformatted_20_Text">
      <style:text-properties style:font-name="Courier new" fo:font-weight="bold" officeooo:paragraph-rsid="0011b50f" style:font-weight-asian="bold" style:font-weight-complex="bold"/>
    </style:style>
    <style:style style:name="P4" style:family="paragraph" style:parent-style-name="Preformatted_20_Text">
      <style:text-properties style:font-name="Courier new" officeooo:rsid="0015fee2" officeooo:paragraph-rsid="0011b50f"/>
    </style:style>
    <style:style style:name="P5" style:family="paragraph" style:parent-style-name="Preformatted_20_Text">
      <style:text-properties style:font-name="Courier new" officeooo:paragraph-rsid="0011b50f"/>
    </style:style>
    <style:style style:name="P6" style:family="paragraph" style:parent-style-name="Preformatted_20_Text">
      <style:text-properties style:font-name="Courier new" officeooo:paragraph-rsid="00141aee"/>
    </style:style>
    <style:style style:name="P7" style:family="paragraph" style:parent-style-name="Preformatted_20_Text">
      <style:text-properties style:font-name="Courier new" officeooo:paragraph-rsid="00160996"/>
    </style:style>
    <style:style style:name="P8" style:family="paragraph" style:parent-style-name="Preformatted_20_Text">
      <style:text-properties style:font-name="Courier new" officeooo:rsid="0018cd08" officeooo:paragraph-rsid="0018cd08"/>
    </style:style>
    <style:style style:name="P9" style:family="paragraph" style:parent-style-name="Preformatted_20_Text">
      <style:text-properties style:font-name="Courier new" officeooo:rsid="0018cd08" officeooo:paragraph-rsid="001c8825"/>
    </style:style>
    <style:style style:name="P10" style:family="paragraph" style:parent-style-name="Preformatted_20_Text">
      <style:text-properties style:font-name="Courier new" officeooo:paragraph-rsid="001c0401"/>
    </style:style>
    <style:style style:name="P11" style:family="paragraph" style:parent-style-name="Preformatted_20_Text">
      <style:text-properties style:font-name="Courier new" officeooo:paragraph-rsid="002acd3c"/>
    </style:style>
    <style:style style:name="P12" style:family="paragraph" style:parent-style-name="Preformatted_20_Text">
      <style:text-properties style:font-name="Courier new" officeooo:paragraph-rsid="002c1894"/>
    </style:style>
    <style:style style:name="P13" style:family="paragraph" style:parent-style-name="Preformatted_20_Text">
      <style:text-properties style:font-name="Courier new" fo:font-weight="bold" officeooo:rsid="00171a57" officeooo:paragraph-rsid="001c0401" style:font-weight-asian="bold" style:font-weight-complex="bold"/>
    </style:style>
    <style:style style:name="P14" style:family="paragraph" style:parent-style-name="Preformatted_20_Text">
      <style:text-properties style:font-name="Courier new" fo:font-style="italic" officeooo:paragraph-rsid="0018cd08" style:font-style-asian="italic" style:font-style-complex="italic"/>
    </style:style>
    <style:style style:name="P15" style:family="paragraph" style:parent-style-name="Preformatted_20_Text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fc3dd" officeooo:paragraph-rsid="002fc3dd" style:font-size-asian="16pt" style:font-weight-asian="bold" style:font-size-complex="16pt" style:font-weight-complex="bold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officeooo:rsid="0014e430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officeooo:rsid="00141aee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160996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1819d8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189135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1c0401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2acd3c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solid" style:text-underline-width="auto" style:text-underline-color="font-color" fo:font-weight="normal" officeooo:rsid="00179e8e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c8cb" style:font-weight-asian="bold" style:font-weight-complex="bold"/>
    </style:style>
    <style:style style:name="T13" style:family="text">
      <style:text-properties fo:font-weight="bold" officeooo:rsid="00171a57" style:font-weight-asian="bold" style:font-weight-complex="bold"/>
    </style:style>
    <style:style style:name="T14" style:family="text">
      <style:text-properties fo:font-weight="bold" officeooo:rsid="001c0401" style:font-weight-asian="bold" style:font-weight-complex="bold"/>
    </style:style>
    <style:style style:name="T15" style:family="text">
      <style:text-properties fo:font-weight="bold" officeooo:rsid="00262bef" style:font-weight-asian="bold" style:font-weight-complex="bold"/>
    </style:style>
    <style:style style:name="T16" style:family="text">
      <style:text-properties fo:font-weight="bold" officeooo:rsid="00211520" style:font-weight-asian="bold" style:font-weight-complex="bold"/>
    </style:style>
    <style:style style:name="T17" style:family="text">
      <style:text-properties fo:font-weight="bold" officeooo:rsid="001e7f3d" style:font-weight-asian="bold" style:font-weight-complex="bold"/>
    </style:style>
    <style:style style:name="T18" style:family="text">
      <style:text-properties fo:font-weight="bold" officeooo:rsid="001f35ea" style:font-weight-asian="bold" style:font-weight-complex="bold"/>
    </style:style>
    <style:style style:name="T19" style:family="text">
      <style:text-properties fo:font-weight="bold" officeooo:rsid="00303966" style:font-weight-asian="bold" style:font-weight-complex="bold"/>
    </style:style>
    <style:style style:name="T20" style:family="text">
      <style:text-properties fo:font-weight="bold" officeooo:rsid="0030e55e" style:font-weight-asian="bold" style:font-weight-complex="bold"/>
    </style:style>
    <style:style style:name="T21" style:family="text">
      <style:text-properties fo:font-weight="bold" officeooo:rsid="00332b81" style:font-weight-asian="bold" style:font-weight-complex="bold"/>
    </style:style>
    <style:style style:name="T22" style:family="text">
      <style:text-properties fo:font-weight="bold" officeooo:rsid="00347dea" style:font-weight-asian="bold" style:font-weight-complex="bold"/>
    </style:style>
    <style:style style:name="T23" style:family="text">
      <style:text-properties fo:font-weight="bold" officeooo:rsid="0035386d" style:font-weight-asian="bold" style:font-weight-complex="bold"/>
    </style:style>
    <style:style style:name="T24" style:family="text">
      <style:text-properties fo:font-weight="bold" officeooo:rsid="00372ada" style:font-weight-asian="bold" style:font-weight-complex="bold"/>
    </style:style>
    <style:style style:name="T25" style:family="text">
      <style:text-properties fo:font-weight="bold" officeooo:rsid="00393cb5" style:font-weight-asian="bold" style:font-weight-complex="bold"/>
    </style:style>
    <style:style style:name="T26" style:family="text">
      <style:text-properties fo:font-weight="bold" officeooo:rsid="003a785c" style:font-weight-asian="bold" style:font-weight-complex="bold"/>
    </style:style>
    <style:style style:name="T27" style:family="text">
      <style:text-properties fo:font-weight="bold" officeooo:rsid="003bf06b" style:font-weight-asian="bold" style:font-weight-complex="bold"/>
    </style:style>
    <style:style style:name="T28" style:family="text">
      <style:text-properties fo:font-weight="bold" officeooo:rsid="003c7378" style:font-weight-asian="bold" style:font-weight-complex="bold"/>
    </style:style>
    <style:style style:name="T29" style:family="text">
      <style:text-properties fo:font-style="italic" officeooo:rsid="0018cd08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2c8d6f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18cd08" style:font-style-asian="italic" style:font-style-complex="italic"/>
    </style:style>
    <style:style style:name="T32" style:family="text">
      <style:text-properties fo:font-style="italic" fo:font-weight="bold" officeooo:rsid="002d84ab" style:font-style-asian="italic" style:font-weight-asian="bold" style:font-style-complex="italic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1c8825"/>
    </style:style>
    <style:style style:name="T35" style:family="text">
      <style:text-properties officeooo:rsid="0031e625"/>
    </style:style>
    <style:style style:name="T36" style:family="text">
      <style:text-properties officeooo:rsid="003f84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ona Blanchebois</text:p>
      <text:p text:style-name="P5"/>
      <text:p text:style-name="P5"/>
      <text:p text:style-name="P5"><text:span text:style-name="T3">Prénom</text:span><text:span text:style-name="T1"> :</text:span> <text:span text:style-name="T19">Lona</text:span></text:p>
      <text:p text:style-name="P5"/>
      <text:p text:style-name="P6"><text:span text:style-name="T3">Nom</text:span><text:span text:style-name="T1"> :</text:span> <text:span text:style-name="T20">Blanchebois</text:span></text:p>
      <text:p text:style-name="P5"/>
      <text:p text:style-name="P10"><text:span text:style-name="T7">Sexe</text:span><text:span text:style-name="T1"> :</text:span> <text:span text:style-name="T35">f</text:span><text:span text:style-name="T14">emme</text:span></text:p>
      <text:p text:style-name="P13"/>
      <text:p text:style-name="P5"><text:span text:style-name="T4">Âge</text:span><text:span text:style-name="T1"> :</text:span> <text:span text:style-name="T21">42</text:span><text:span text:style-name="T13"> ans</text:span></text:p>
      <text:p text:style-name="P3"/>
      <text:p text:style-name="P4"><text:span text:style-name="T9">P</text:span><text:span text:style-name="T10">oids</text:span><text:span text:style-name="T9"> :</text:span><text:span text:style-name="T11"> </text:span><text:span text:style-name="T22">7</text:span><text:span text:style-name="T23">1</text:span><text:span text:style-name="T11">,</text:span><text:span text:style-name="T22">00</text:span><text:span text:style-name="T11"> </text:span><text:span text:style-name="T12">kilogrammes</text:span></text:p>
      <text:p text:style-name="P5"/>
      <text:p text:style-name="P7"><text:span text:style-name="T1">Taille :</text:span> <text:span text:style-name="T22">175</text:span><text:span text:style-name="T11"> </text:span><text:span text:style-name="T22">centimètres</text:span></text:p>
      <text:p text:style-name="P5"/>
      <text:p text:style-name="P5"><text:span text:style-name="T5">Métier</text:span><text:span text:style-name="T1"> :</text:span> <text:span text:style-name="T24">Agent de Coordination de rang 3</text:span></text:p>
      <text:p text:style-name="P5"/>
      <text:p text:style-name="P5"><text:span text:style-name="T1">Description </text:span><text:span text:style-name="T6">physique</text:span><text:span text:style-name="T1"> :</text:span> </text:p>
      <text:p text:style-name="P5"/>
      <text:p text:style-name="P8"><text:span text:style-name="T33">couleur des yeux :</text:span> <text:span text:style-name="T17">vert</text:span></text:p>
      <text:p text:style-name="P8"><text:span text:style-name="T33">couleur des cheveux :</text:span> <text:span text:style-name="T25">c</text:span><text:span text:style-name="T18">hâtain</text:span></text:p>
      <text:p text:style-name="P8"><text:span text:style-name="T33">couleur de peau :</text:span> <text:span text:style-name="T16">bronzé</text:span><text:span text:style-name="T26">e</text:span></text:p>
      <text:p text:style-name="P8"><text:span text:style-name="T33">forme de visage :</text:span> <text:span text:style-name="T27">o</text:span><text:span text:style-name="T15">vale</text:span></text:p>
      <text:p text:style-name="P9"><text:span text:style-name="T34">forme physique</text:span><text:span text:style-name="T33"> :</text:span> <text:span text:style-name="T28">athlétique</text:span></text:p>
      <text:p text:style-name="P8"/>
      <text:p text:style-name="P14"><text:tab/>.</text:p>
      <text:p text:style-name="P1"/>
      <text:p text:style-name="P11"><text:span text:style-name="T2">Description </text:span><text:span text:style-name="T8">morale</text:span><text:span text:style-name="T2"> :</text:span> </text:p>
      <text:p text:style-name="P5"/>
      <text:p text:style-name="P12"><text:span text:style-name="T30">orientation sexuelle</text:span><text:span text:style-name="T31"> :</text:span><text:span text:style-name="T29"> </text:span><text:span text:style-name="T32">hétérosexuelle</text:span></text:p>
      <text:p text:style-name="P2"><text:tab/></text:p>
      <text:p text:style-name="P2"><text:tab/><text:span text:style-name="T36">Lona à grandit dans une riche famille. Issue d’une bonne éducation et d’un milieu « facile ». Tout ou presque lui est tombé dans les bras. Presque, car Lona a rapidement montré les signes d’un caractère bien trempé. Elle découvre l’OPL à l’âge de 19 ans alors en études de biologie. Elle décide donc de finir ses études pour enchaîner à l’Institut de Formation de l’OPL. Là-bas, elle se formera à tous les domaines et deviendra un puit de science dans le domaine. Par la suite Lona décidera de combler sont seul manque : le terrain. Et comme à son habitude elle y parviendra avec brio. Elle gravira les échelons à vitesse grand V pour devenir la femme qu’elle est aujourd’hui. Lona garde pour seul regret de ne pas avoir fondé de famille. Aujourd’hui elle à décidé de faire de son protégé : Jefferson Malory, un agent prometteur et sur-compét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1:09:15.246494516</dc:date>
    <meta:editing-duration>PT19M35S</meta:editing-duration>
    <meta:editing-cycles>54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216" meta:character-count="1217" meta:non-whitespace-character-count="1014"/>
  </office:meta>
</office:document-meta>
</file>